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3c8b" officeooo:paragraph-rsid="00153c8b"/>
    </style:style>
    <style:style style:name="P2" style:family="paragraph" style:parent-style-name="Standard">
      <style:text-properties officeooo:rsid="00153c8b" officeooo:paragraph-rsid="0015d884"/>
    </style:style>
    <style:style style:name="P3" style:family="paragraph" style:parent-style-name="Standard">
      <style:text-properties officeooo:rsid="00153c8b" officeooo:paragraph-rsid="001892dc"/>
    </style:style>
    <style:style style:name="P4" style:family="paragraph" style:parent-style-name="Standard">
      <style:text-properties officeooo:rsid="001892dc" officeooo:paragraph-rsid="001892dc"/>
    </style:style>
    <style:style style:name="P5" style:family="paragraph" style:parent-style-name="Standard">
      <style:text-properties officeooo:rsid="002033f5" officeooo:paragraph-rsid="002033f5"/>
    </style:style>
    <style:style style:name="P6" style:family="paragraph" style:parent-style-name="Standard">
      <style:text-properties officeooo:rsid="00214fc1" officeooo:paragraph-rsid="00214fc1"/>
    </style:style>
    <style:style style:name="P7" style:family="paragraph" style:parent-style-name="Standard">
      <style:text-properties officeooo:rsid="002033f5" officeooo:paragraph-rsid="002209a0"/>
    </style:style>
    <style:style style:name="T1" style:family="text">
      <style:text-properties officeooo:rsid="0015d884"/>
    </style:style>
    <style:style style:name="T2" style:family="text">
      <style:text-properties officeooo:rsid="001892dc"/>
    </style:style>
    <style:style style:name="T3" style:family="text">
      <style:text-properties officeooo:rsid="00199d70"/>
    </style:style>
    <style:style style:name="T4" style:family="text">
      <style:text-properties officeooo:rsid="001b59a2"/>
    </style:style>
    <style:style style:name="T5" style:family="text">
      <style:text-properties officeooo:rsid="001e5d3a"/>
    </style:style>
    <style:style style:name="T6" style:family="text">
      <style:text-properties officeooo:rsid="001f7f1d"/>
    </style:style>
    <style:style style:name="T7" style:family="text">
      <style:text-properties officeooo:rsid="002209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16.12.2015</text:p>
      <text:p text:style-name="P1"/>
      <text:p text:style-name="P1">aktuelle Funktionalitäten: </text:p>
      <text:p text:style-name="P1">- durchsuchen einer <text:span text:style-name="T7">XML</text:span>-Liste nach mehreren Wörtern</text:p>
      <text:p text:style-name="P1">- Suchwörter werden aus einer auswählbaren XML-Liste geholt</text:p>
      <text:p text:style-name="P1"/>
      <text:p text:style-name="P4">Auf<text:span text:style-name="T3">ga</text:span>ben für nächste<text:span text:style-name="T4">n</text:span> Woche</text:p>
      <text:p text:style-name="P4"/>
      <text:p text:style-name="P1">- Christoph: durchsuchen einer Webseite</text:p>
      <text:p text:style-name="P1">- Stefan: <text:span text:style-name="T6">Ordner durchsuchen</text:span></text:p>
      <text:p text:style-name="P6">- Wolfgang: XML Liste</text:p>
      <text:p text:style-name="P7">- <text:s/>Alex: Neue Gui mit Skizze</text:p>
      <text:p text:style-name="P2">- TODO: * Exception<text:span text:style-name="T1">han</text:span>dling mit evtl. Alerts <text:span text:style-name="T5">oder Ausgabe in Textarea </text:span></text:p>
      <text:p text:style-name="P3">* <text:span text:style-name="T2">RSS Feads hinzufügen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1:49:37.313000000</meta:creation-date>
    <dc:date>2015-12-16T16:50:48.758000000</dc:date>
    <meta:editing-duration>PT23M54S</meta:editing-duration>
    <meta:editing-cycles>13</meta:editing-cycles>
    <meta:generator>LibreOffice/4.3.7.2$Windows_x86 LibreOffice_project/8a35821d8636a03b8bf4e15b48f59794652c68ba</meta:generator>
    <meta:document-statistic meta:table-count="0" meta:image-count="0" meta:object-count="0" meta:page-count="1" meta:paragraph-count="11" meta:word-count="57" meta:character-count="392" meta:non-whitespace-character-count="343"/>
  </office:meta>
</office:document-meta>
</file>